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8A42B52FD2D8A4D6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eb6f2" officeooo:paragraph-rsid="001eb6f2"/>
    </style:style>
    <style:style style:name="T1" style:family="text">
      <style:text-properties officeooo:rsid="0020b4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N</text:span>"</text:p>
      <text:p text:style-name="Standard"/>
      <text:p text:style-name="P3"><text:soft-page-break/>EXHIBIT <text:span text:style-name="T1">N</text:span></text:p>
      <text:p text:style-name="P3"/>
      <text:p text:style-name="P3"><draw:frame draw:style-name="fr1" draw:name="Image1" text:anchor-type="char" svg:width="6.5in" svg:height="4.2583in" draw:z-index="0"><draw:image xlink:href="Pictures/10000001000003E00000028A42B52FD2D8A4D6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11T09:14:06.800000000</dc:date>
    <meta:editing-duration>PT7M32S</meta:editing-duration>
    <meta:editing-cycles>7</meta:editing-cycles>
    <meta:document-statistic meta:table-count="0" meta:image-count="1" meta:object-count="0" meta:page-count="2" meta:paragraph-count="2" meta:word-count="4" meta:character-count="20" meta:non-whitespace-character-count="18"/>
  </office:meta>
</office:document-meta>
</file>